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DD50CE8337DAD5A.jpg" manifest:media-type="image/jpeg"/>
  <manifest:file-entry manifest:full-path="Pictures/10000000000000690000002DDAAF4EDF5610374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8.308cm"/>
    </style:style>
    <style:style style:name="Table3.B" style:family="table-column">
      <style:table-column-properties style:column-width="6.941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6" style:family="paragraph" style:parent-style-name="Footer">
      <style:text-properties style:font-size-complex="10pt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>
        <style:tab-stops/>
      </style:paragraph-properties>
      <style:text-properties style:font-name="Arial" officeooo:rsid="00199997" officeooo:paragraph-rsid="00199997" style:font-name-complex="Arial"/>
    </style:style>
    <style:style style:name="P24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officeooo:rsid="001cc9a0" officeooo:paragraph-rsid="00199997" style:font-name-complex="Arial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Text_20_body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8a0cf"/>
    </style:style>
    <style:style style:name="P32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3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7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6d4aa"/>
    </style:style>
    <style:style style:name="T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8a0cf" style:font-size-asian="12pt" style:font-weight-asian="normal" style:font-name-complex="Arial" style:font-size-complex="12pt"/>
    </style:style>
    <style:style style:name="T8" style:family="text">
      <style:text-properties fo:font-size="12pt" fo:language="pt" fo:country="BR" fo:font-weight="normal" officeooo:rsid="001944dd" style:font-size-asian="12pt" style:font-weight-asian="normal" style:font-name-complex="Arial" style:font-size-complex="12pt"/>
    </style:style>
    <style:style style:name="T9" style:family="text">
      <style:text-properties officeooo:rsid="0019999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30"><office:annotation><dc:date>2016-08-23T15:03:00</dc:date><text:p>&lt;!--StartFragment--&gt;</text:p></office:annotation>HemoSystem 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2"/>
      <text:h text:style-name="P33" text:outline-level="1">Justificativa</text:h>
      <text:p text:style-name="P31"><text:span text:style-name="T6"><text:tab/></text:span><text:span text:style-name="T7">Auxiliar as tarefas de triagem, coleta e estoque de sangue da unidade </text:span><text:span text:style-name="T8">de Doação de Sangue</text:span><text:span text:style-name="T7">.</text:span></text:p>
      <text:p text:style-name="P12"/>
      <text:h text:style-name="P34" text:outline-level="1">Objetivo do Projeto</text:h>
      <text:p text:style-name="P12"><text:tab/><text:span text:style-name="T5">Criar um sistema para auxiliar os colaboradores de um centro de doação de sangue durante todo o processo de doação dos pacientes.</text:span></text:p>
      <text:p text:style-name="P27"/>
      <text:h text:style-name="P35" text:outline-level="1">Alinhamento Estratégico</text:h>
      <text:p text:style-name="P29"/>
      <text:p text:style-name="P27"/>
      <text:h text:style-name="P33" text:outline-level="1">Responsabilidades e Partes Interessadas</text:h>
      <text:p text:style-name="P29"/>
      <text:p text:style-name="P28"/>
      <text:h text:style-name="P33" text:outline-level="1">Escopo</text:h>
      <text:p text:style-name="P29"><text:tab/><text:span text:style-name="T9">O escopo é composto por todos os requisitos do sistema </text:span></text:p>
      <text:p text:style-name="P28"/>
      <text:h text:style-name="P33" text:outline-level="1">Restrições</text:h>
      <text:p text:style-name="P29"/>
      <text:p text:style-name="P28"/>
      <text:h text:style-name="P33" text:outline-level="1">Riscos Iniciais</text:h>
      <text:p text:style-name="P29"/>
      <text:p text:style-name="P27"/>
      <text:h text:style-name="P33" text:outline-level="1">Tempo Estimado</text:h>
      <text:p text:style-name="P29"/>
      <text:p text:style-name="P27"/>
      <text:h text:style-name="P33" text:outline-level="1"><text:soft-page-break/>Custo Estimado</text:h>
      <text:p text:style-name="P29"/>
      <text:p text:style-name="P29"/>
      <text:p text:style-name="P26">10. Ferramentas utilizadas</text:p>
      <text:p text:style-name="P25"/>
      <text:h text:style-name="P33" text:outline-level="1"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6" text:outline-level="2">Nome</text:h>
          </table:table-cell>
          <table:table-cell table:style-name="Table3.B1" office:value-type="string">
            <text:h text:style-name="P37" text:outline-level="2">Email</text:h>
          </table:table-cell>
        </table:table-row>
      </table:table>
      <text:p text:style-name="P23">Maisa Barreto<text:tab/><text:tab/><text:tab/> <text:tab/><text:tab/>maaisa.barreto@gmail.com</text:p>
      <text:h text:style-name="P33" text:outline-level="1"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1">Assinatura</text:p>
          </table:table-cell>
        </table:table-row>
      </table:table>
      <text:p text:style-name="P24">Reginaldo 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DAAF4EDF56103748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DD50CE8337DAD5A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10-04T14:19:40.039381864</dc:date>
    <meta:print-date>2010-10-06T12:21:00</meta:print-date>
    <meta:editing-cycles>87</meta:editing-cycles>
    <meta:editing-duration>PT4H35M46S</meta:editing-duration>
    <meta:generator>LibreOffice/5.0.3.2$Linux_X86_64 LibreOffice_project/00m0$Build-2</meta:generator>
    <meta:document-statistic meta:table-count="6" meta:image-count="2" meta:object-count="0" meta:page-count="2" meta:paragraph-count="44" meta:word-count="151" meta:character-count="978" meta:non-whitespace-character-count="869"/>
  </office:meta>
</office:document-meta>
</file>